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Configuration.getStartUp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Boundary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MaximumPoolSize( int maximum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olConfiguration.setKeepAliveTime( int keepAlive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PoolConfiguration( boolean useBoundary , int boundarySize , int maximumPoolSize , int minimumPoolSize , int keepAliveTime , String whenBlockedPolicy , int startUp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olConfiguration.setMinimumPoolSize( int minimum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Maximum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BoundarySize( int boundary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isUseBound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WhenBlockedPolicy( String whenBlockedPolic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PoolConfiguration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Configuration.getKeepAlive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MinimumPool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getWhenBlockedPoli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StartUpSize( int startUp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setUseBoundary( boolean useBound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olConfiguration.Pool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olConfiguratio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